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80576" officeooo:paragraph-rsid="00180576" style:font-weight-asian="normal" style:font-weight-complex="normal"/>
    </style:style>
    <style:style style:name="P2" style:family="paragraph" style:parent-style-name="Standard">
      <style:text-properties fo:font-weight="normal" officeooo:rsid="00191012" officeooo:paragraph-rsid="00191012" style:font-weight-asian="normal" style:font-weight-complex="normal"/>
    </style:style>
    <style:style style:name="P3" style:family="paragraph" style:parent-style-name="Standard">
      <style:text-properties fo:font-weight="normal" officeooo:rsid="001a31e1" officeooo:paragraph-rsid="001a31e1" style:font-weight-asian="normal" style:font-weight-complex="normal"/>
    </style:style>
    <style:style style:name="P4" style:family="paragraph" style:parent-style-name="Standard">
      <style:text-properties fo:font-weight="normal" officeooo:rsid="001c2df2" officeooo:paragraph-rsid="001c2df2" style:font-weight-asian="normal" style:font-weight-complex="normal"/>
    </style:style>
    <style:style style:name="P5" style:family="paragraph" style:parent-style-name="Standard">
      <style:text-properties fo:font-weight="normal" officeooo:rsid="001dc52e" officeooo:paragraph-rsid="001dc52e" style:font-weight-asian="normal" style:font-weight-complex="normal"/>
    </style:style>
    <style:style style:name="P6" style:family="paragraph" style:parent-style-name="Standard">
      <style:text-properties fo:font-size="18pt" fo:font-weight="bold" officeooo:rsid="00180576" officeooo:paragraph-rsid="00180576" style:font-size-asian="18pt" style:font-weight-asian="bold" style:font-size-complex="18pt" style:font-weight-complex="bold"/>
    </style:style>
    <style:style style:name="P7" style:family="paragraph" style:parent-style-name="Standard">
      <style:text-properties fo:font-weight="normal" officeooo:rsid="001dc52e" officeooo:paragraph-rsid="001dc52e" style:font-weight-asian="normal" style:font-weight-complex="normal"/>
    </style:style>
    <style:style style:name="T1" style:family="text">
      <style:text-properties officeooo:rsid="001b8d99"/>
    </style:style>
    <style:style style:name="T2" style:family="text">
      <style:text-properties officeooo:rsid="001f07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etch</text:p>
      <text:p text:style-name="P1"/>
      <text:p text:style-name="P2">List any pieces of data to be used in state. Can set default values.</text:p>
      <text:p text:style-name="P2"/>
      <text:p text:style-name="P3">Create the fetching and set state to the data retrieved. </text:p>
      <text:p text:style-name="P3"><text:span text:style-name="T2">c</text:span>omponentDidMount(){</text:p>
      <text:p text:style-name="P3">fetch(‘some-url’).then(res =&gt; res.json()).then(json =&gt; {this.setState({<text:span text:style-name="T1">state stuff goes here</text:span>})})}</text:p>
      <text:p text:style-name="P3">}</text:p>
      <text:p text:style-name="P3"/>
      <text:p text:style-name="P4">It is a good idea to have a state item called isLoaded and set it to false before getting data and set it to true after getting data (setState in the above code).</text:p>
      <text:p text:style-name="P4"/>
      <text:p text:style-name="P5">Display results. Eg:</text:p>
      <text:p text:style-name="P5">if(!this.state.isLoaded){</text:p>
      <text:p text:style-name="P5"><text:tab/>return &lt;div&gt;Loading...&lt;/div&gt;</text:p>
      <text:p text:style-name="P5">}else{</text:p>
      <text:p text:style-name="P5"><text:tab/>return &lt;h1&gt;this.state.apidata&lt;/h1&gt;</text:p>
      <text:p text:style-name="P5">}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3:47:26.889000000</meta:creation-date>
    <dc:date>2019-04-04T21:35:41.720000000</dc:date>
    <meta:editing-duration>PT1H24M4S</meta:editing-duration>
    <meta:editing-cycles>5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13" meta:word-count="78" meta:character-count="526" meta:non-whitespace-character-count="458"/>
  </office:meta>
</office:document-meta>
</file>